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It was a strange thing, writing over and over the same thing. Wouldn’t anyone get tired of it at some point? </text:p>
      <text:p text:style-name="Normal">So, what was the alternative? Pretty simple actually: to continue. This time, it would be a game of cat and mouse in a castle of bubbles. </text:p>
      <text:p text:style-name="Normal"/>
      <text:p text:style-name="Normal">“Bubble tea, do you have it?”</text:p>
      <text:p text:style-name="Normal">This question felt strangely aggressive now that she thought about it. Like she was mugging the stores of all the bubble tea they had. <text:span text:style-name="T1">How would I do that though... </text:span>It’s not like bubble tea was ready-made and one could just take them away. One would have to steal the ingredients instead. <text:span text:style-name="T1">But then, I would have to make it myself later. </text:span>She sighed. She didn’t want to do that. This meant that she would also have to steal some of the staff to make it for her. <text:span text:style-name="T1">Yup, that’s definitely it.</text:span> Stealing people was very much a crime, but consider: it would be perpetrated by a panda, and it would be for the sake of bubble tea. She was certain that both judge and jury would see the unquestionable reason behind those actions and would let her free with nods of approval. Although she didn’t commit those justified crimes yet. Not yet. </text:p>
      <text:p text:style-name="Normal">“... Did you hear me? Excuse me miss?”</text:p>
      <text:p text:style-name="Normal">Oops, it seems she’d forgotten to listen to the answer to her question. The cashier was looking worriedly at her, like she’d coughed blood or something.</text:p>
      <text:p text:style-name="Normal">“Sorry, I zoned out for a second. What were you saying?”</text:p>
      <text:p text:style-name="Normal">“We don’t have bubble tea here, whatever that is. Sorry for that.”</text:p>
      <text:p text:style-name="Normal">Was that apology for not having bubble tea? <text:span text:style-name="T1">Probably.</text:span> <text:span text:style-name="T1">Strange, but I’ll be grateful then.</text:span></text:p>
      <text:p text:style-name="Normal">“It’s not a problem, thanks. Do you happen to know of any place that sells it?”</text:p>
      <text:p text:style-name="Normal">As he didn’t seem to know what it even was, that was unlikely, but she tried asking anyway. </text:p>
      <text:p text:style-name="Normal">“I’m afraid I don’t. But I do know of cafes that also sell tea up in the centre. There’s one on the way to the cathedral, there’s also a cake shop that sells drinks-”</text:p>
      <text:p text:style-name="Normal">“Ah that’s alright, thanks again.”</text:p>
      <text:p text:style-name="Normal">Freedom came at strange costs. For example, interrupting someone in order to not waste any of your time was seen as rude, and yet it was what she wanted. Thus, at the cost of her reputation, she was free to be herself. Not all exchanges are equal, some are incredibly unfair and just not worth it. Sometimes, freedom is sold at a ludicrous price. Even here, rudeness wasn’t all there was to it. Had she been harsher, the other person would have been affected. Freedom came at strange costs. She just happened to be willing to pay quite a lot for it. Actually, she wasn’t even particularly rude this time, but she wanted to show the colours of her intentions anyway.</text:p>
      <text:p text:style-name="Normal">“Sorry for bothering you and thanks again, have a nice day.”</text:p>
      <text:p text:style-name="Normal">With a wave, she left the shop and went on a search for the next one. </text:p>
      <text:p text:style-name="Normal">“Sigh... Another unsuccessful attempt...”</text:p>
      <text:p text:style-name="Normal">The streets were bustling with people and the shops were all decorated for the carnival. Despite how many stands there were on the plaza, it seems there more businesses within the city. But their mood was different from usual: they were festive. Orange and yellow dominated, miniature dragons and windmills were hanging everywhere alongside balloons, and bigger and more impressive replicas had been set on the buildings overlooking the roads. <text:s text:c="2"/></text:p>
      <text:p text:style-name="Normal">All in all, there were quite a lot of exotic animals today, so the panda didn’t feel so out of place after all. </text:p>
      <text:p text:style-name="Normal">It was quite boring to go from door to door to ask for bubble tea. </text:p>
      <text:p text:style-name="Normal">“Bored?”</text:p>
      <text:p text:style-name="Normal">“Whoa!”</text:p>
      <text:p text:style-name="Normal">Where did that come from? As it happened, from a girl who’d just rested her head on Shiiro’s shoulder without permission. It was Taniya. Just like her chin, her short blonde hair now rested on someone else’s shoulder too, and though she pulled herself back, her eyes full of genuine happiness never broke contact with Shiiro’s. It seems she was glad to see her friend. She was dressed in a simple white dress today. Though Shiiro didn’t particularly want to admit it, she found her almost angelic. <text:s text:c="1"/></text:p>
      <text:p text:style-name="Normal">“Oh, it’s just you, don’t scare me like that.”</text:p>
      <text:p text:style-name="Normal">“What are we doing today? I’m coming too.”</text:p>
      <text:p text:style-name="Normal"><text:span text:style-name="T1">She invited herself in. Dammit.</text:span></text:p>
      <text:p text:style-name="Normal">“No you’re not”, Shiiro tried to protest.</text:p>
      <text:p text:style-name="Normal">In response, Taniya did nothing and just looked at her. With a smile.<text:span text:style-name="T1"> Dammit.</text:span></text:p>
      <text:p text:style-name="Normal">“Alright fine. I’m searching for something. Bubble tea, you ever heard of it?”</text:p>
      <text:p text:style-name="Normal">“Oh, so it’s like a treasure hunt. Haven’t done one of those in a while. Let’s go!”</text:p>
      <text:p text:style-name="Normal">Was she actually listening properly? Probably not. Freedom came at strange costs, and sometimes, it came at a ludicrously high price. But there were those who were ready to pay these prices. They would even give more. They would inflate that bubble so much that at some point, it just popped. And then, freedom was basically free. It would be their natural state. Nothing mattered to them, because they were free. And because nothing mattered, they were free. A snake that bites its tail, but somehow makes it work. <text:span text:style-name="T1">So does that make Taniya a snake...? </text:span></text:p>
      <text:p text:style-name="Normal">“Nope, you’d be more like a... Hm, a dog?”</text:p>
      <text:p text:style-name="Normal">“Where did that come from this time?”</text:p>
      <text:p text:style-name="Normal">“No, I got it, you’re like a red panda. Yup, that’s definitely it.”</text:p>
      <text:p text:style-name="Normal">“...”</text:p>
      <text:p text:style-name="Normal">The girls were walking aimlessly, without any real destination in mind, visiting any shop they found that might sell bubble tea.</text:p>
      <text:p text:style-name="Normal">“Or maybe you’re a cute little snake. Wobbling around cutely.” </text:p>
      <text:p text:style-name="Normal">Do snakes actually wobble?</text:p>
      <text:p text:style-name="Normal">“I wish I could read your mind...” Then, turning to the cashier, “excuse me sir, am I more like a snake or a red panda?”</text:p>
      <text:p text:style-name="Normal">The cashier was initially taken aback by Taniya’s question, but he quickly recovered himself and got to thinking. </text:p>
      <text:p text:style-name="Normal">“If I had to say... I’d say you feel more like a swan. Your friend would be a panda.”</text:p>
      <text:p text:style-name="Normal">Unfortunately, this shop didn’t have bubble tea either. As they left Taniya couldn’t help but wonder what part of her made him think of a swan. And out of nowhere, Shiiro answered her.</text:p>
      <text:p text:style-name="Normal">“It was the wings.”</text:p>
      <text:p text:style-name="Normal">“Huh? What wings?”</text:p>
      <text:p text:style-name="Normal">It was the second time already. Taniya wasn’t used to being caught off guard so often by Shiiro. Usually, it was the other way around. Somehow, this made her a tiny bit angry. As such, she took out that anger by aggressively hugging Shiiro. She had hoped to surprise her, but unfazed, Shiiro elaborated.</text:p>
      <text:p text:style-name="Normal">“It’s my opinion, not his, but if you were to look like a swan, it would be because of the wings.”</text:p>
      <text:p text:style-name="Normal"><text:span text:style-name="T1">What wings though?</text:span> is what Taniya thought, but she couldn’t be bothered to ask again. Instead, still attached to Shiiro, she started thinking about what to do next.</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